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Pacifico" svg:font-family="Pacifico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draw:fill="solid" draw:fill-color="#c0c0c0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3.5cm"/>
    </style:style>
    <style:style style:name="gr2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3cm" draw:fill="solid" draw:fill-color="#808080" draw:textarea-horizontal-align="justify" draw:textarea-vertical-align="middle" draw:auto-grow-height="false" fo:padding-top="0.275cm" fo:padding-bottom="0.275cm" fo:padding-left="0.4cm" fo:padding-right="0.4cm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3cm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width="0.3cm" svg:stroke-color="#000000" draw:fill="none" draw:fill-color="#ffffff" fo:min-height="0.75cm"/>
    </style:style>
    <style:style style:name="gr13" style:family="graphic" style:parent-style-name="standard">
      <style:graphic-properties draw:stroke="none" svg:stroke-width="0.3cm" svg:stroke-color="#000000" draw:fill="none" draw:fill-color="#ffffff" fo:min-height="1.821cm"/>
    </style:style>
    <style:style style:name="gr14" style:family="graphic" style:parent-style-name="standard">
      <style:graphic-properties draw:stroke="none" svg:stroke-width="0.3cm" svg:stroke-color="#000000" draw:fill="none" draw:fill-color="#ffffff" fo:min-height="3.521cm"/>
    </style:style>
    <style:style style:name="gr15" style:family="graphic" style:parent-style-name="standard">
      <style:graphic-properties draw:stroke="none" svg:stroke-width="0.3cm" svg:stroke-color="#000000" draw:fill="none" draw:fill-color="#ffffff" fo:min-height="1.75cm"/>
    </style:style>
    <style:style style:name="gr16" style:family="graphic" style:parent-style-name="standard">
      <style:graphic-properties draw:stroke="none" svg:stroke-width="0.3cm" svg:stroke-color="#000000" draw:fill="none" draw:fill-color="#ffffff" fo:min-height="1.25cm"/>
    </style:style>
    <style:style style:name="gr17" style:family="graphic" style:parent-style-name="standard">
      <style:graphic-properties draw:stroke="none" svg:stroke-width="0.3cm" svg:stroke-color="#000000" draw:fill="none" draw:fill-color="#ffffff" fo:min-height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b3b3b3" style:font-name="Pacifico" fo:font-size="88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style:font-name="Ubuntu Condensed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333333"/>
    </style:style>
    <style:style style:name="P5" style:family="paragraph">
      <style:text-properties fo:color="#ffffff" style:font-name="Ubuntu Condense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style:font-name="Ubuntu Condensed" fo:font-size="11pt" style:font-size-asian="11pt" style:font-size-complex="11pt"/>
    </style:style>
    <style:style style:name="P8" style:family="paragraph">
      <style:text-properties fo:color="#ffffff" style:font-name="Ubuntu Condensed" fo:font-style="normal" fo:font-weight="normal" style:font-style-asian="normal" style:font-weight-asian="normal" style:font-style-complex="normal" style:font-weight-complex="normal"/>
    </style:style>
    <style:style style:name="P9" style:family="paragraph">
      <style:text-properties fo:color="#999999" style:font-name="Ubuntu Condensed"/>
    </style:style>
    <style:style style:name="T1" style:family="text">
      <style:text-properties fo:color="#b3b3b3" style:font-name="Pacifico" fo:font-size="88pt" style:font-size-asian="88pt" style:font-size-complex="88pt"/>
    </style:style>
    <style:style style:name="T2" style:family="text">
      <style:text-properties fo:color="#ffffff" style:font-name="Ubuntu Condensed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style:font-name="Ubuntu Condensed"/>
    </style:style>
    <style:style style:name="T4" style:family="text">
      <style:text-properties fo:color="#ffffff" style:font-name="Ubuntu Condensed" fo:font-size="11pt" style:font-size-asian="11pt" style:font-size-complex="11pt"/>
    </style:style>
    <style:style style:name="T5" style:family="text">
      <style:text-properties fo:color="#ffffff" style:font-name="Ubuntu Condensed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ffffff" style:font-name="Ubuntu Condensed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999999" style:font-name="Ubuntu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nio-draw">
        <draw:frame draw:style-name="gr1" draw:text-style-name="P1" draw:layer="layout" svg:width="11.174cm" svg:height="5.704cm" svg:x="7.5cm" svg:y="15.296cm">
          <draw:text-box>
            <text:p text:style-name="P1"><text:span text:style-name="T1">EasyDao</text:span></text:p>
          </draw:text-box>
        </draw:frame>
        <draw:custom-shape draw:style-name="gr2" draw:text-style-name="P3" draw:layer="layout" svg:width="5cm" svg:height="1.5cm" svg:x="16.8cm" svg:y="12.4cm">
          <text:p text:style-name="P2"><text:span text:style-name="T2">Or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cm" svg:height="1.5cm" svg:x="10.2cm" svg:y="12.4cm">
          <text:p text:style-name="P2"><text:span text:style-name="T2">Custo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5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5cm" svg:height="1.5cm" svg:x="9cm" svg:y="11.3cm">
          <text:p text:style-name="P2"><text:span text:style-name="T2">CustomerDa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5cm" svg:height="1.5cm" svg:x="9cm" svg:y="16cm">
          <text:p text:style-name="P2"><text:span text:style-name="T2">Customer 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5cm" svg:height="1.5cm" svg:x="9cm" svg:y="7cm">
          <text:p text:style-name="P2"><text:span text:style-name="T2">CustomerDao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5cm" svg:height="1.5cm" svg:x="15.5cm" svg:y="16cm">
          <text:p text:style-name="P2"><text:span text:style-name="T2">Order 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5cm" svg:height="1.5cm" svg:x="15.5cm" svg:y="11.3cm">
          <text:p text:style-name="P2"><text:span text:style-name="T2">OrderDa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5cm" svg:height="1.5cm" svg:x="15.5cm" svg:y="7cm">
          <text:p text:style-name="P2"><text:span text:style-name="T2">OrderDao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svg:x1="11.5cm" svg:y1="11.3cm" svg:x2="11.5cm" svg:y2="8.5cm" draw:start-shape="id1" draw:start-glue-point="0" draw:end-shape="id2" draw:end-glue-point="2" svg:d="m11500 11300v-2800" svg:viewBox="0 0 1 2801">
          <text:p/>
        </draw:connector>
        <draw:connector draw:style-name="gr7" draw:text-style-name="P2" draw:layer="layout" svg:x1="18cm" svg:y1="11.3cm" svg:x2="18cm" svg:y2="8.5cm" draw:start-shape="id3" draw:end-shape="id4" draw:end-glue-point="2" svg:d="m18000 11300v-2800" svg:viewBox="0 0 1 2801">
          <text:p/>
        </draw:connector>
        <draw:custom-shape draw:style-name="gr6" draw:text-style-name="P3" xml:id="id6" draw:id="id6" draw:layer="layout" svg:width="5cm" svg:height="1.5cm" svg:x="23cm" svg:y="7cm">
          <text:p text:style-name="P2"><text:span text:style-name="T2">StatisticDaoCo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7" draw:id="id7" draw:layer="layout" svg:width="5cm" svg:height="1.5cm" svg:x="12.5cm" svg:y="1.5cm">
          <text:p text:style-name="P2"><text:span text:style-name="T2">Order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svg:x1="25.5cm" svg:y1="3cm" svg:x2="25.5cm" svg:y2="7cm" draw:start-shape="id5" draw:end-shape="id6" draw:end-glue-point="0" svg:d="m25500 3000v4000" svg:viewBox="0 0 1 4001">
          <text:p/>
        </draw:connector>
        <draw:connector draw:style-name="gr9" draw:text-style-name="P2" draw:layer="layout" svg:x1="15cm" svg:y1="3cm" svg:x2="11.5cm" svg:y2="7cm" draw:start-shape="id7" draw:start-glue-point="2" draw:end-shape="id2" svg:d="m15000 3000v2001h-3500v1999" svg:viewBox="0 0 3501 4001">
          <text:p/>
        </draw:connector>
        <draw:connector draw:style-name="gr9" draw:text-style-name="P2" draw:layer="layout" svg:x1="15cm" svg:y1="3cm" svg:x2="18cm" svg:y2="7cm" draw:start-shape="id7" draw:start-glue-point="2" draw:end-shape="id4" svg:d="m15000 3000v2001h3000v1999" svg:viewBox="0 0 3001 4001">
          <text:p/>
        </draw:connector>
        <draw:connector draw:style-name="gr10" draw:text-style-name="P2" draw:layer="layout" svg:x1="11.5cm" svg:y1="16cm" svg:x2="11.5cm" svg:y2="12.8cm" draw:start-shape="id8" draw:start-glue-point="0" draw:end-shape="id1" draw:end-glue-point="2" svg:d="m11500 16000v-3200" svg:viewBox="0 0 1 3201">
          <text:p/>
        </draw:connector>
        <draw:connector draw:style-name="gr10" draw:text-style-name="P2" draw:layer="layout" svg:x1="18cm" svg:y1="16cm" svg:x2="18cm" svg:y2="12.8cm" draw:start-shape="id9" draw:start-glue-point="0" draw:end-shape="id3" draw:end-glue-point="2" svg:d="m18000 16000v-3200" svg:viewBox="0 0 1 3201">
          <text:p/>
        </draw:connector>
        <draw:connector draw:style-name="gr10" draw:text-style-name="P2" draw:layer="layout" svg:x1="25.5cm" svg:y1="8.5cm" svg:x2="20.5cm" svg:y2="16.75cm" draw:start-shape="id6" draw:start-glue-point="2" draw:end-shape="id9" draw:end-glue-point="1" svg:d="m25500 8500v8250h-5000" svg:viewBox="0 0 5001 8251">
          <text:p/>
        </draw:connector>
        <draw:connector draw:style-name="gr10" draw:text-style-name="P2" draw:layer="layout" svg:x1="25.5cm" svg:y1="8.5cm" svg:x2="11.5cm" svg:y2="17.5cm" draw:start-shape="id6" draw:start-glue-point="2" draw:end-shape="id8" draw:end-glue-point="2" svg:d="m25500 8500v9501h-14000v-501" svg:viewBox="0 0 14001 9502">
          <text:p/>
        </draw:connector>
        <draw:custom-shape draw:style-name="gr8" draw:text-style-name="P3" xml:id="id5" draw:id="id5" draw:layer="layout" svg:width="5cm" svg:height="1.5cm" svg:x="23cm" svg:y="1.5cm">
          <text:p text:style-name="P2"><text:span text:style-name="T2">Statistic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layout" svg:x1="1cm" svg:y1="4cm" svg:x2="29.7cm" svg:y2="4cm">
          <text:p/>
        </draw:line>
        <draw:line draw:style-name="gr11" draw:text-style-name="P2" draw:layer="layout" svg:x1="29.7cm" svg:y1="10cm" svg:x2="1cm" svg:y2="10cm">
          <text:p/>
        </draw:line>
        <draw:line draw:style-name="gr11" draw:text-style-name="P2" draw:layer="layout" svg:x1="29.7cm" svg:y1="15cm" svg:x2="1cm" svg:y2="15cm">
          <text:p/>
        </draw:line>
        <draw:frame draw:style-name="gr12" draw:text-style-name="P5" draw:layer="layout" svg:width="3cm" svg:height="1cm" svg:x="1cm" svg:y="1.3cm">
          <draw:text-box>
            <text:p><text:span text:style-name="T3">Services</text:span></text:p>
          </draw:text-box>
        </draw:frame>
        <draw:g>
          <draw:frame draw:style-name="gr12" draw:text-style-name="P5" draw:layer="layout" svg:width="5cm" svg:height="1cm" svg:x="1cm" svg:y="10.429cm">
            <draw:text-box>
              <text:p><text:span text:style-name="T3">Dao and Model</text:span></text:p>
            </draw:text-box>
          </draw:frame>
          <draw:frame draw:style-name="gr13" draw:text-style-name="P7" draw:layer="layout" svg:width="5.5cm" svg:height="2.071cm" svg:x="1cm" svg:y="11.129cm">
            <draw:text-box>
              <text:p text:style-name="P6"><text:span text:style-name="T4">Classes generated from database. Dao has basic methods for CRUD operations.</text:span></text:p>
            </draw:text-box>
          </draw:frame>
        </draw:g>
        <draw:g>
          <draw:frame draw:style-name="gr12" draw:text-style-name="P5" draw:layer="layout" svg:width="6cm" svg:height="1cm" svg:x="1cm" svg:y="4.5cm">
            <draw:text-box>
              <text:p><text:span text:style-name="T3">DaoExt and DaoComp</text:span></text:p>
            </draw:text-box>
          </draw:frame>
          <draw:frame draw:style-name="gr14" draw:text-style-name="P7" draw:layer="layout" svg:width="5.5cm" svg:height="3.771cm" svg:x="1cm" svg:y="5.229cm">
            <draw:text-box>
              <text:p text:style-name="P6"><text:span text:style-name="T4">Classes has been written by programmers. These are extended Dao classes. For example: lookup a Customer by Name fragment. Composite Dao direct uses tables with unique SQLs, for example call a PL/SQL method.</text:span></text:p>
            </draw:text-box>
          </draw:frame>
        </draw:g>
        <draw:frame draw:style-name="gr15" draw:text-style-name="P7" draw:layer="layout" svg:width="5.5cm" svg:height="2cm" svg:x="1cm" svg:y="2cm">
          <draw:text-box>
            <text:p text:style-name="P6"><text:span text:style-name="T4">Business logic. Services uses Dao, DaoExt and DaoComp. </text:span><text:span text:style-name="T5">Services never contains SQL codes!</text:span></text:p>
          </draw:text-box>
        </draw:frame>
        <draw:g>
          <draw:frame draw:style-name="gr16" draw:text-style-name="P8" draw:layer="layout" svg:width="3.5cm" svg:height="1.5cm" svg:x="1cm" svg:y="15.5cm">
            <draw:text-box>
              <text:p><text:span text:style-name="T6">Database</text:span></text:p>
            </draw:text-box>
          </draw:frame>
          <draw:frame draw:style-name="gr17" draw:text-style-name="P7" draw:layer="layout" svg:width="5.5cm" svg:height="2.75cm" svg:x="1cm" svg:y="16.25cm">
            <draw:text-box>
              <text:p text:style-name="P6"><text:span text:style-name="T4">Database is the base of source code generation. You must take several important convention when you design the database. </text:span></text:p>
            </draw:text-box>
          </draw:frame>
        </draw:g>
        <draw:frame draw:style-name="gr18" draw:text-style-name="P9" draw:layer="layout" svg:width="12.94cm" svg:height="0.967cm" svg:x="16.06cm" svg:y="19.5cm">
          <draw:text-box>
            <text:p><text:span text:style-name="T7">https://github.com/vanioinformatika/easydao-pro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Pacifico" svg:font-family="Pacifico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color="#808080" draw:fill="solid" draw:fill-color="#65a0d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cm" draw:marker-start-width="0.2cm" draw:marker-end-width="0.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65a0dc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c0c0c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nio-dra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ó István</meta:initial-creator>
    <meta:creation-date>2013-12-21T19:08:34.435738852</meta:creation-date>
    <dc:date>2013-12-28T20:28:21.230856356</dc:date>
    <dc:creator>Pató István</dc:creator>
    <meta:editing-duration>PT1H1M49S</meta:editing-duration>
    <meta:editing-cycles>14</meta:editing-cycles>
    <meta:generator>LibreOffice/4.1.3.2$Linux_x86 LibreOffice_project/410m0$Build-2</meta:generator>
    <meta:document-statistic meta:object-count="37"/>
  </office:meta>
</office:document-meta>
</file>